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7.7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7.7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7.7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5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1.1cm" svg:x="1.5cm" svg:y="1.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72cm" svg:height="0.962cm" svg:x="1.5cm" svg:y="1.438cm">
          <draw:text-box>
            <text:p>Serveur</text:p>
          </draw:text-box>
        </draw:frame>
        <draw:custom-shape draw:style-name="gr1" draw:text-style-name="P1" draw:layer="layout" svg:width="2.7cm" svg:height="1.1cm" svg:x="3.2cm" svg:y="22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72cm" svg:height="0.962cm" svg:x="3.48cm" svg:y="25.438cm">
          <draw:text-box>
            <text:p>Client</text:p>
          </draw:text-box>
        </draw:frame>
        <draw:custom-shape draw:style-name="gr3" draw:text-style-name="P1" draw:layer="layout" svg:width="8.2cm" svg:height="1.2cm" svg:x="10.8cm" svg:y="13.9cm">
          <text:p text:style-name="P1">Rédaction d'un messa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2cm" svg:height="2.5cm" svg:x="10.8cm" svg:y="10.6cm">
          <text:p text:style-name="P1">Chiffrement AES,</text:p>
          <text:p text:style-name="P1">Encodage Base 64</text:p>
          <text:p text:style-name="P1">du mess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2cm" svg:height="1.1cm" svg:x="10.8cm" svg:y="8.5cm">
          <text:p text:style-name="P1">Transmiss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1.1cm" svg:x="6.1cm" svg:y="15.7cm">
          <text:p text:style-name="P1">Fin du program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2cm" svg:height="1.1cm" svg:x="1.6cm" svg:y="8.5cm">
          <text:p text:style-name="P1">Réception d'un messa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2cm" svg:height="2.5cm" svg:x="1.6cm" svg:y="10.2cm">
          <text:p text:style-name="P1">Décodage Base 64</text:p>
          <text:p text:style-name="P1">Déchiffrement AES,</text:p>
          <text:p text:style-name="P1">du messa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2cm" svg:height="2.5cm" svg:x="6.1cm" svg:y="1.7cm">
          <text:p text:style-name="P1">Récupération de la clé AES</text:p>
          <text:p text:style-name="P1">à partir du fichi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2cm" svg:height="1.2cm" svg:x="6.3cm" svg:y="5cm">
          <text:p text:style-name="P1">Connexion au serveu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4cm" svg:y1="3.9cm" svg:x2="10.5cm" svg:y2="5cm">
          <text:p/>
        </draw:line>
        <draw:line draw:style-name="gr7" draw:text-style-name="P1" draw:layer="layout" svg:x1="8.2cm" svg:y1="6.1cm" svg:x2="7.5cm" svg:y2="8.5cm">
          <text:p/>
        </draw:line>
        <draw:line draw:style-name="gr7" draw:text-style-name="P1" draw:layer="layout" svg:x1="7.7cm" svg:y1="9.5cm" svg:x2="7.6cm" svg:y2="10.3cm">
          <text:p/>
        </draw:line>
        <draw:line draw:style-name="gr7" draw:text-style-name="P1" draw:layer="layout" svg:x1="6.6cm" svg:y1="12.7cm" svg:x2="7.5cm" svg:y2="15.8cm">
          <text:p/>
        </draw:line>
        <draw:line draw:style-name="gr7" draw:text-style-name="P1" draw:layer="layout" svg:x1="8.6cm" svg:y1="12.7cm" svg:x2="10.9cm" svg:y2="14.7cm">
          <text:p/>
        </draw:line>
        <draw:line draw:style-name="gr7" draw:text-style-name="P1" draw:layer="layout" svg:x1="16.1cm" svg:y1="14cm" svg:x2="16.1cm" svg:y2="13cm">
          <text:p/>
        </draw:line>
        <draw:line draw:style-name="gr7" draw:text-style-name="P1" draw:layer="layout" svg:x1="17.8cm" svg:y1="10.7cm" svg:x2="17.8cm" svg:y2="9.5cm">
          <text:p/>
        </draw:line>
        <draw:line draw:style-name="gr7" draw:text-style-name="P1" draw:layer="layout" svg:x1="10.8cm" svg:y1="9.1cm" svg:x2="9.8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siun </meta:initial-creator>
    <meta:creation-date>2018-12-10T17:36:31.535934827</meta:creation-date>
    <dc:date>2018-12-10T17:44:29.736782372</dc:date>
    <dc:creator>dsiun </dc:creator>
    <meta:editing-duration>PT53S</meta:editing-duration>
    <meta:editing-cycles>1</meta:editing-cycles>
    <meta:document-statistic meta:object-count="20"/>
    <meta:generator>LibreOffice/4.3.3.2$Linux_X86_64 LibreOffice_project/430m0$Build-2</meta:generator>
  </office:meta>
</office:document-meta>
</file>